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646" officeooo:paragraph-rsid="00152646"/>
    </style:style>
    <style:style style:name="P2" style:family="paragraph" style:parent-style-name="Standard">
      <style:text-properties officeooo:rsid="001598a1" officeooo:paragraph-rsid="001598a1"/>
    </style:style>
    <style:style style:name="P3" style:family="paragraph" style:parent-style-name="Standard">
      <style:paragraph-properties fo:text-align="center" style:justify-single-word="false"/>
      <style:text-properties fo:font-size="32pt" officeooo:rsid="00152646" officeooo:paragraph-rsid="00152646" style:font-size-asian="32pt" style:font-size-complex="32pt"/>
    </style:style>
    <style:style style:name="P4" style:family="paragraph" style:parent-style-name="Standard" style:list-style-name="L1">
      <style:text-properties officeooo:rsid="001598a1" officeooo:paragraph-rsid="001598a1"/>
    </style:style>
    <style:style style:name="P5" style:family="paragraph" style:parent-style-name="Standard" style:list-style-name="L1">
      <style:text-properties officeooo:rsid="00170b33" officeooo:paragraph-rsid="00170b33"/>
    </style:style>
    <style:style style:name="P6" style:family="paragraph" style:parent-style-name="Standard" style:list-style-name="L1">
      <style:text-properties officeooo:rsid="00185966" officeooo:paragraph-rsid="00185966"/>
    </style:style>
    <style:style style:name="P7" style:family="paragraph" style:parent-style-name="Standard" style:list-style-name="L1">
      <style:text-properties officeooo:rsid="00199def" officeooo:paragraph-rsid="00199def"/>
    </style:style>
    <style:style style:name="P8" style:family="paragraph" style:parent-style-name="Standard">
      <style:text-properties officeooo:rsid="00199def" officeooo:paragraph-rsid="00199def"/>
    </style:style>
    <style:style style:name="P9" style:family="paragraph" style:parent-style-name="Standard">
      <style:text-properties officeooo:rsid="001d320f" officeooo:paragraph-rsid="001d320f"/>
    </style:style>
    <style:style style:name="P10" style:family="paragraph" style:parent-style-name="Standard">
      <style:text-properties officeooo:rsid="001e2cc9" officeooo:paragraph-rsid="001e2cc9"/>
    </style:style>
    <style:style style:name="P11" style:family="paragraph" style:parent-style-name="Standard">
      <style:text-properties officeooo:rsid="001f12f5" officeooo:paragraph-rsid="001f12f5"/>
    </style:style>
    <style:style style:name="T1" style:family="text">
      <style:text-properties officeooo:rsid="001ca07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ster Legends Project</text:p>
      <text:p text:style-name="P1"/>
      <text:p text:style-name="P1"/>
      <text:p text:style-name="P1"/>
      <text:p text:style-name="P1"/>
      <text:list xml:id="list1039302330" text:style-name="L1">
        <text:list-item>
          <text:p text:style-name="P4">viewpager pour faire défiler les fiches monstres </text:p>
        </text:list-item>
        <text:list-item>
          <text:p text:style-name="P5">sliding tab using viewpager </text:p>
        </text:list-item>
        <text:list-item>
          <text:p text:style-name="P6">burger menu <text:span text:style-name="T1">+ home button </text:span></text:p>
        </text:list-item>
        <text:list-item>
          <text:p text:style-name="P6">page de contact </text:p>
        </text:list-item>
        <text:list-item>
          <text:p text:style-name="P7">round button &gt; créer fichier xml &gt; le mettre en background </text:p>
        </text:list-item>
      </text:list>
      <text:p text:style-name="P8"/>
      <text:p text:style-name="P8"/>
      <text:p text:style-name="P9">Questions </text:p>
      <text:p text:style-name="P9"/>
      <text:p text:style-name="P9">supprimer une activité proprement : java + xml</text:p>
      <text:p text:style-name="P9"/>
      <text:p text:style-name="P10">custom _layout.xml </text:p>
      <text:p text:style-name="P11">viewPagerAdap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46:46.185030964</meta:creation-date>
    <dc:date>2018-09-19T12:00:48.718830565</dc:date>
    <meta:editing-duration>PT44M4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50" meta:character-count="302" meta:non-whitespace-character-count="260"/>
  </office:meta>
</office:document-meta>
</file>